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justify" fo:text-indent="0.3937in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1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center" fo:text-indent="0.3937in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 fo:text-indent="0.3937in"/>
    </style:style>
    <style:style style:name="T15" style:parent-style-name="Основнойшрифтабзаца" style:family="text">
      <style:text-properties fo:font-size="14pt" style:font-size-asian="14pt" style:font-size-complex="14pt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 fo:text-indent="0.3937in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background-color="#FF0000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text-indent="0.3937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32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33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34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3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1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2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3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4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5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4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50" style:parent-style-name="Standard" style:list-style-name="LFO1" style:family="paragraph">
      <style:paragraph-properties fo:text-align="justify"/>
      <style:text-properties fo:font-size="14pt" style:font-size-asian="14pt" style:font-size-complex="14pt"/>
    </style:style>
    <style:style style:name="P51" style:parent-style-name="Standard" style:list-style-name="LFO1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list-style-name="LFO1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paragraph-properties fo:text-align="center" fo:text-indent="0.3937in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5" style:parent-style-name="Standard" style:family="paragraph">
      <style:paragraph-properties fo:text-align="justify" fo:text-indent="0.3937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Standard" style:family="paragraph">
      <style:paragraph-properties fo:text-align="justify" fo:text-indent="0.3937in"/>
    </style:style>
    <style:style style:name="P70" style:parent-style-name="Standard" style:family="paragraph">
      <style:paragraph-properties fo:text-align="justify"/>
    </style:style>
    <style:style style:name="T71" style:parent-style-name="Основнойшрифтабзаца" style:family="text">
      <style:text-properties style:font-name="Courier"/>
    </style:style>
    <style:style style:name="P72" style:parent-style-name="PreformattedText" style:family="paragraph">
      <style:text-properties style:font-name="Courier" fo:font-size="12pt" style:font-size-asian="12pt" style:font-size-complex="12pt"/>
    </style:style>
    <style:style style:name="P73" style:parent-style-name="PreformattedText" style:family="paragraph">
      <style:text-properties style:font-name="Courier" fo:font-size="12pt" style:font-size-asian="12pt" style:font-size-complex="12pt"/>
    </style:style>
    <style:style style:name="P74" style:parent-style-name="PreformattedText" style:family="paragraph">
      <style:text-properties style:font-name="Courier" fo:font-size="12pt" style:font-size-asian="12pt" style:font-size-complex="12pt"/>
    </style:style>
    <style:style style:name="P75" style:parent-style-name="PreformattedText" style:family="paragraph">
      <style:text-properties style:font-name="Courier" fo:font-size="12pt" style:font-size-asian="12pt" style:font-size-complex="12pt"/>
    </style:style>
    <style:style style:name="P76" style:parent-style-name="PreformattedText" style:family="paragraph">
      <style:text-properties style:font-name="Courier" fo:font-size="12pt" style:font-size-asian="12pt" style:font-size-complex="12pt"/>
    </style:style>
    <style:style style:name="P77" style:parent-style-name="PreformattedText" style:family="paragraph">
      <style:text-properties style:font-name="Courier" fo:font-size="12pt" style:font-size-asian="12pt" style:font-size-complex="12pt"/>
    </style:style>
    <style:style style:name="P78" style:parent-style-name="PreformattedText" style:family="paragraph">
      <style:text-properties style:font-name="Courier" fo:font-size="12pt" style:font-size-asian="12pt" style:font-size-complex="12pt"/>
    </style:style>
    <style:style style:name="P79" style:parent-style-name="PreformattedText" style:family="paragraph">
      <style:text-properties style:font-name="Courier" fo:font-size="12pt" style:font-size-asian="12pt" style:font-size-complex="12pt"/>
    </style:style>
    <style:style style:name="P80" style:parent-style-name="PreformattedText" style:family="paragraph">
      <style:text-properties style:font-name="Courier" fo:font-size="12pt" style:font-size-asian="12pt" style:font-size-complex="12pt"/>
    </style:style>
    <style:style style:name="P81" style:parent-style-name="PreformattedText" style:family="paragraph">
      <style:text-properties style:font-name="Courier" fo:font-size="12pt" style:font-size-asian="12pt" style:font-size-complex="12pt"/>
    </style:style>
    <style:style style:name="P82" style:parent-style-name="PreformattedText" style:family="paragraph">
      <style:text-properties style:font-name="Courier" fo:font-size="12pt" style:font-size-asian="12pt" style:font-size-complex="12pt"/>
    </style:style>
    <style:style style:name="T83" style:parent-style-name="Основнойшрифтабзаца" style:family="text">
      <style:text-properties style:font-name="Courier" fo:font-size="12pt" style:font-size-asian="12pt" style:font-size-complex="12pt"/>
    </style:style>
    <style:style style:name="P84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8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8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style:font-name="Courier" fo:font-size="12pt" style:font-size-asian="12pt" style:font-size-complex="12pt"/>
    </style:style>
    <style:style style:name="P88" style:parent-style-name="PreformattedText" style:family="paragraph">
      <style:text-properties style:font-name="Courier" fo:font-size="12pt" style:font-size-asian="12pt" style:font-size-complex="12pt"/>
    </style:style>
    <style:style style:name="P89" style:parent-style-name="PreformattedText" style:family="paragraph">
      <style:text-properties style:font-name="Courier" fo:font-size="12pt" style:font-size-asian="12pt" style:font-size-complex="12pt"/>
    </style:style>
    <style:style style:name="P90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91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92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4" style:parent-style-name="Textbody" style:list-style-name="LFO3" style:family="paragraph">
      <style:paragraph-properties fo:text-align="justify" fo:text-indent="0.3937in"/>
      <style:text-properties fo:font-size="14pt" style:font-size-asian="14pt" style:font-size-complex="14pt"/>
    </style:style>
    <style:style style:name="P95" style:parent-style-name="Textbody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96" style:parent-style-name="Textbody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97" style:parent-style-name="Textbody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98" style:parent-style-name="Standard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1" style:parent-style-name="Standard" style:list-style-name="LFO4" style:family="paragraph">
      <style:paragraph-properties fo:text-align="justify" fo:text-indent="0.3937in"/>
      <style:text-properties fo:font-size="14pt" style:font-size-asian="14pt" style:font-size-complex="14pt"/>
    </style:style>
    <style:style style:name="P102" style:parent-style-name="Standard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103" style:parent-style-name="Standard" style:list-style-name="LFO2" style:family="paragraph">
      <style:paragraph-properties fo:text-align="justify" fo:text-indent="0.3937in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P108" style:parent-style-name="Standard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109" style:parent-style-name="Standard" style:list-style-name="LFO2" style:family="paragraph">
      <style:paragraph-properties fo:text-align="justify" fo:text-indent="0.3937in"/>
      <style:text-properties fo:font-size="14pt" style:font-size-asian="14pt" style:font-size-complex="14pt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3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14" style:parent-style-name="Standard" style:family="paragraph">
      <style:paragraph-properties fo:text-align="justify" fo:text-indent="0.3937in"/>
      <style:text-properties fo:font-size="14pt" style:font-size-asian="14pt" style:font-size-complex="14pt" fo:background-color="#C5000B"/>
    </style:style>
    <style:style style:name="P115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16" style:parent-style-name="Standard" style:family="paragraph">
      <style:paragraph-properties fo:text-align="justify" fo:text-indent="0.3937in"/>
      <style:text-properties fo:font-size="14pt" style:font-size-asian="14pt" style:font-size-complex="14pt"/>
    </style:style>
    <style:style style:name="P117" style:parent-style-name="Standard" style:family="paragraph">
      <style:paragraph-properties fo:text-align="justify" fo:text-indent="0.3937in"/>
      <style:text-properties fo:font-size="16pt" style:font-size-asian="16pt" style:font-size-complex="16pt" fo:background-color="#FF3333"/>
    </style:style>
    <style:style style:name="P118" style:parent-style-name="Standard" style:family="paragraph">
      <style:paragraph-properties fo:text-align="justify" fo:text-indent="0.3937in"/>
      <style:text-properties fo:font-size="16pt" style:font-size-asian="16pt" style:font-size-complex="16pt" fo:background-color="#FF3333"/>
    </style:style>
  </office:automatic-styles>
  <office:body>
    <office:text text:use-soft-page-breaks="true">
      <text:p text:style-name="P1">Лабораторная работа №1 «Знакомство с системой верификации на основе моделей Spin» по курсу «Методология программной инженерии и верификация программного обеспечения».</text:p>
      <text:p text:style-name="P2"/>
      <text:p text:style-name="P3"><text:span text:style-name="T4">Преподаватель:<text:s/></text:span><text:span text:style-name="T5">Данилов Игорь Геннадьевич, к.т.н., ассистент кафедры МОП ЭВМ; контакты: email —<text:s/></text:span><text:a xlink:href="mailto:igdanilov@sfedu.ru" office:target-frame-name="_top" xlink:show="replace"><text:span text:style-name="T6">igdanilov</text:span></text:a><text:a xlink:href="mailto:igdanilov@sfedu.ru" office:target-frame-name="_top" xlink:show="replace"><text:span text:style-name="T7">@</text:span></text:a><text:a xlink:href="mailto:igdanilov@sfedu.ru" office:target-frame-name="_top" xlink:show="replace"><text:span text:style-name="T8">sfedu.ru</text:span></text:a><text:span text:style-name="T9">, вконтакте – id1274906.</text:span></text:p>
      <text:p text:style-name="P10">Дата<text:s/>обновления документа: 25.09.2015</text:p>
      <text:p text:style-name="P11"/>
      <text:p text:style-name="P12">Лабораторная работа</text:p>
      <text:p text:style-name="P13"/>
      <text:p text:style-name="P14"><text:span text:style-name="T15">Лабораторная работа основана на материале курса летней школы –-<text:s/></text:span><text:span text:style-name="T16">Fourth<text:s/></text:span><text:a xlink:href="http://fm.csl.sri.com/SSFT14/" office:target-frame-name="_top" xlink:show="replace"><text:span text:style-name="T17">Summer School on Formal Techniques</text:span></text:a><text:span text:style-name="T18">, held May 19-23, 2014, at Menlo College, Athert</text:span><text:span text:style-name="T19">on, CA, organized by SRI (</text:span><text:a xlink:href="http://spinroot.com/courses/summer/" office:target-frame-name="_top" xlink:show="replace"><text:span text:style-name="T20">http://spinroot.com/courses/summer/</text:span></text:a><text:span text:style-name="T21">).</text:span></text:p>
      <text:p text:style-name="P22">Для выполнения лабораторной работы необходимо разбиться на бригады максимум по 2 человека.<text:s/>Лабораторная работа делится на две части: 1) знакомство с графическим интерфейсом к инструменту верификации на основе моделей Spin; 2) <text:s/>знакомство с базовыми элементами процесса верификации с использованием верификатора Spin.</text:p>
      <text:p text:style-name="P23"><text:span text:style-name="T24">Далее все ссылки на директории и файлы в описании будут приводиться относитель</text:span><text:span text:style-name="T25">но пути, по которому расположены необходимые инструменты верификации в специально сконфигурированной для лабораторной работы среде (Debian x64 + openbox): /home/user/spin. Например, каталог со стандартными примерами Spin: полная запись – /home/user/spin/Sp</text:span><text:span text:style-name="T26">in/Examples, относительная – Spin/Examples. Пары логин пароль для входа в ОС: login: user, password: user; login (</text:span><text:span text:style-name="T27">суперпользователь</text:span><text:span text:style-name="T28">): root, password: root.</text:span></text:p>
      <text:p text:style-name="P29"/>
      <text:p text:style-name="P30">1. Знакомство с графическим интерфейсом к инструменту верификации на основе моделей Spin</text:p>
      <text:p text:style-name="P31"/>
      <text:list text:style-name="LFO1" text:continue-numbering="true">
        <text:list-item>
          <text:p text:style-name="P32">Запустите<text:s/>iSpin, набрав в терминале команду ispin.</text:p>
        </text:list-item>
        <text:list-item>
          <text:p text:style-name="P33">Откройте файл модели SpinLab/P2/LTL/leader.pml (Edit/View→Open) .</text:p>
        </text:list-item>
        <text:list-item>
          <text:p text:style-name="P34">В логе команд iSpin (нижняя часть окна на вкладке Edit/View) должны появиться примерно следующие строки:</text:p>
        </text:list-item>
      </text:list>
      <text:p text:style-name="P35"/>
      <text:p text:style-name="P36">Spin Version 6.4.3 -- 16 December 2014</text:p>
      <text:p text:style-name="P37">iSpin Version 1.1.4 -- 27 November 2014</text:p>
      <text:p text:style-name="P38">TclTk Version 8.6/8.6</text:p>
      <text:p text:style-name="P39">1 /home/vainamon/docs/research/spin/SpinLab/P2/LTL/leader.pml:1</text:p>
      <text:p text:style-name="P40"/>
      <text:list text:style-name="LFO1" text:continue-numbering="true">
        <text:list-item>
          <text:p text:style-name="P41">В центре окна должен располагаться редактор с исходным кодом модели алгоритма избрания лидера на языке Promela. Откройте страничку<text:s/>помощи (&lt;Help&gt;) и просмотрите доступные рубрики. В случае если Вы редактируете файл модели в другом редакторе, то для его обновления в окне iSpin нажмите Edit/View→ ReOpen.</text:p>
        </text:list-item>
        <text:list-item>
          <text:p text:style-name="P42">Для проверки синтаксиса модели нажмите Edit/View→Syntax Check. Для<text:s/><text:soft-page-break/>проверки избыточности кода модели нажмите Edit/View→Redundancy Check. Также Вы можете просмотреть таблицу символов для спецификации модели, нажав Edit/View→Symbol Table. При нажатии на Edit/View→Automata View, можно получить графическое представление (в виде автомата) каждого процесса и LTL-формулы или never claim.</text:p>
        </text:list-item>
        <text:list-item>
          <text:p text:style-name="P43">Во вкладке Simulate/Replay производится запуск или перезапуск модели в режиме «симуляции», а также настройка параметров симуляции. Для запуска симуляции нажмите кнопку Simulate/Replay→(Re)Run, изучите результаты<text:s/>процесса симуляции.</text:p>
        </text:list-item>
        <text:list-item>
          <text:p text:style-name="P44">Справа в центре окна можно увидеть графическое представление смоделированной последовательности сообщений. Слева внизу – окно со значением переменных модели, а справа внизу – окно с содержимым очередей каналов. Результаты самой симуляции отображаются внизу в центре. Симуляцию можно осуществить в пошаговом режиме (кнопки Simulate/Replay→Step Forward, Simulate/Replay→Step Backward). Вернуться на определенный шаг симуляции и просмотреть значения переменных, содержимое каналов и т. п. можно, нажав на соответствующий блок (состояние) на графическом представлении или в окне результатов симуляции.</text:p>
        </text:list-item>
        <text:list-item>
          <text:p text:style-name="P45">В окне «Background command executed:» на вкладке Simulate/Replay отображается команда и параметры, с помощью которых iSpin осуществляет симуляцию. Содержимое данного окна может выглядеть примерно следующим образом:</text:p>
        </text:list-item>
      </text:list>
      <text:p text:style-name="P46"/>
      <text:p text:style-name="P47">spin -p -s -r -X -v -n123 -l -g -u10000 leader.pml</text:p>
      <text:p text:style-name="P48"/>
      <text:p text:style-name="P49"><text:tab/>Для того, чтобы просмотреть все возможные опции верификатора spin<text:s/><text:tab/>необходимо запустить в консоли команду spin --.</text:p>
      <text:list text:style-name="LFO1" text:continue-numbering="true">
        <text:list-item>
          <text:p text:style-name="P50">На вкладке Verification можно задать основные опции верификации, а также дополнительные опции (нажав на кнопку Verification→Show Error Trapping Options или <text:s/>Verification→Show Advanced Parameter Settings). Для запуска процесса верификации нажмите Verification→Run. Результаты верификации отображаются в окне, расположенном внизу справа. По умолчанию iSpin проверяет свойства безопасности. Для проверки свойств живости выберите Verification→acceptence cycles, а также Verification→use claim, и введите имя любой LTL-формулы, заданной в<text:s/>коде модели (p0, p1, p2 или p3), в поле Verification→claim name (opt). Нажмите кнопку Verification→Run и изучите результаты верификации.</text:p>
        </text:list-item>
        <text:list-item>
          <text:p text:style-name="P51">Введите программную ошибку, добавив выражение assert(false) в строке 52 (:: Active -&gt; assert(false)). Сохраните файл (Edit/View→Save) и повторите верификацию (Verification→Run). Верификация должна завершиться с ошибкой, а в окне результатов верификации должна появиться строчка, примерно следующего содержания:</text:p>
        </text:list-item>
      </text:list>
      <text:p text:style-name="P52"/>
      <text:p text:style-name="P53">To replay the error-trail, goto Simulate/Replay and select "Run"</text:p>
      <text:p text:style-name="P54">Повторите симуляцию в ручном режиме, чтобы обнаружить ошибку: для этого<text:s/><text:soft-page-break/>на вкладке Simulate/Replay выберите режим Guided, with trail и нажмите на кнопку <text:s/>Simulate/Replay→(Re)Run. В окне результатов симуляции должны быть строки примерно следующего содержания:</text:p>
      <text:p text:style-name="P55"/>
      <text:p text:style-name="P56">42:<text:tab/>proc <text:s/>5 (nnode:1) leader.pml:52 (state 4)<text:tab/>[(Active)]</text:p>
      <text:p text:style-name="P57">spin: leader.pml:52, Error: assertion violated</text:p>
      <text:p text:style-name="P58">spin: text of failed assertion: assert(0)</text:p>
      <text:p text:style-name="P59"/>
      <text:list text:style-name="LFO1" text:continue-numbering="true">
        <text:list-item>
          <text:p text:style-name="P60"><text:s/>Для сохранения и восстановления текущей сессии верификации (включая отмеченные опции и промежуточные<text:s/>результаты верификации/симуляции) используются кнопки панели Save Session и Restore Session.</text:p>
        </text:list-item>
      </text:list>
      <text:p text:style-name="P61"><text:tab/></text:p>
      <text:p text:style-name="P62"/>
      <text:p text:style-name="P63">2. <text:s/>Знакомство с базовыми элементами процесса верификации с использованием верификатора Spin</text:p>
      <text:p text:style-name="P64"/>
      <text:p text:style-name="P65"><text:span text:style-name="T66">Задача обеспечения взаимного исключения процессов в критической<text:s/></text:span><text:span text:style-name="T67">области долгое время была популярна и позиционировалась как интеллектуальный вызов. Обзор решений и попыток решений можно найти, например, в [1, 2]. В 1981 Петерсон опубликовал достаточно элегантное решение данной проблемы [3]. На языке Promela предложенно</text:span><text:span text:style-name="T68">е Петерсоном решение <text:s/>может быть смоделировано следующим образом (см. файл SpinLab/P/ex_3b.pml):</text:span></text:p>
      <text:p text:style-name="P69"/>
      <text:p text:style-name="P70"><text:span text:style-name="T71"><text:s text:c="2"/>1 bool flag[2]</text:span></text:p>
      <text:p text:style-name="P72"><text:s text:c="2"/>2 bool turn</text:p>
      <text:p text:style-name="P73"><text:s text:c="2"/>3</text:p>
      <text:p text:style-name="P74"><text:s text:c="2"/>4 active [2] proctype user()</text:p>
      <text:p text:style-name="P75"><text:s text:c="2"/>5 {</text:p>
      <text:p text:style-name="P76"><text:s text:c="2"/>6 <text:s text:c="4"/>flag[_pid] = true</text:p>
      <text:p text:style-name="P77"><text:s text:c="2"/>7 <text:s text:c="4"/>turn = _pid</text:p>
      <text:p text:style-name="P78"><text:s text:c="2"/>8 <text:s text:c="4"/>(flag[1-_pid] == false || turn<text:s/>== 1-_pid)</text:p>
      <text:p text:style-name="P79"><text:s text:c="2"/>9</text:p>
      <text:p text:style-name="P80"><text:s/>10 crit: skip <text:s/>// critical section</text:p>
      <text:p text:style-name="P81"><text:s/>11</text:p>
      <text:p text:style-name="P82"><text:s/>12 <text:s text:c="4"/>flag[_pid] = false</text:p>
      <text:p text:style-name="PreformattedText"><text:span text:style-name="T83"><text:s/>13 }</text:span></text:p>
      <text:p text:style-name="PreformattedText"/>
      <text:p text:style-name="P84">Предопределенная системная переменная Promela _pid содержит идентификатор процесса (в данном случае это 0 или 1). Критическая секция обозначена меткой crit (строка 10).</text:p>
      <text:p text:style-name="P85">Изучите и объясните предложенную модель. Верифицируйте алгоритм Петерсона. Самый простой способ: использование дополнительной переменной-счетчика и конструкции assert. Добавьте дополнительную переменную-счетчик cnt, которая наращивается на 1, а затем уменьшается на 1 в критической секции, а между этими операциями происходит проверка (assert) на равенство этой переменной единице:</text:p>
      <text:p text:style-name="P86"/>
      <text:p text:style-name="PreformattedText"><text:s text:c="4"/><text:span text:style-name="T87"><text:s text:c="5"/>9 <text:s text:c="6"/>cnt++</text:span></text:p>
      <text:p text:style-name="P88"><text:s text:c="8"/>10 crit: assert(cnt == 1)</text:p>
      <text:p text:style-name="P89"><text:s text:c="8"/>11 <text:s text:c="6"/>cnt--</text:p>
      <text:p text:style-name="P90"/>
      <text:p text:style-name="P91">Объясните результат верификации и ответьте на дополнительные вопросы: какой тип данных должна иметь переменная cnt? Может переменная cnt иметь тип bit? Тип int? Должна переменная cnt быть объявлена локально или же глобально?</text:p>
      <text:p text:style-name="P92"/>
      <text:p text:style-name="P93">Источники информации</text:p>
      <text:list text:style-name="LFO2">
        <text:list-item text:start-value="1">
          <text:p text:style-name="P94"><text:bookmark-start text:name="R5"/><text:bookmark-end text:name="R5"/>M. Raynal, Algorithms for Mutual Exclusion, MIT<text:s/>Press, Cambridge, Mass., 1986, 107 pgs.</text:p>
        </text:list-item>
        <text:list-item>
          <text:p text:style-name="P95"><text:bookmark-start text:name="R6"/><text:bookmark-end text:name="R6"/>L. Lamport, `The mutual exclusion problem -- parts I and II,' Journal of the ACM, Vol. 33, No. 2, April 1986, pp. 313-347.</text:p>
        </text:list-item>
        <text:list-item>
          <text:p text:style-name="P96"><text:bookmark-start text:name="R7"/><text:bookmark-end text:name="R7"/>G.L. Peterson, `Myths about the mutual exclusion problem,' Inf. Proc. Letters, 1981, Vol. 12,<text:s/>No. 3, pp. 115-116.</text:p>
        </text:list-item>
        <text:list-item>
          <text:p text:style-name="P97">http://spinroot.com/spin/whatispin.html</text:p>
        </text:list-item>
        <text:list-item>
          <text:p text:style-name="P98">Интернет.</text:p>
        </text:list-item>
      </text:list>
      <text:p text:style-name="P99"/>
      <text:p text:style-name="P100">Содержание отчета</text:p>
      <text:list text:style-name="LFO2">
        <text:list-item text:start-value="1">
          <text:p text:style-name="P101">Цель работы</text:p>
        </text:list-item>
        <text:list-item>
          <text:p text:style-name="P102">Описание (в виде основных экранных форм) выполненных действий по первой части работы</text:p>
        </text:list-item>
        <text:list-item>
          <text:p text:style-name="P103"><text:span text:style-name="T104">Измененная модель алгоритма Петерсона и<text:s/></text:span><text:span text:style-name="T105">подробное объяснение</text:span><text:span text:style-name="T106"><text:s/>каждой с</text:span><text:span text:style-name="T107">троки модели из второй части работы</text:span></text:p>
        </text:list-item>
        <text:list-item>
          <text:p text:style-name="P108">Ответы на дополнительные вопросы из второй части работы</text:p>
        </text:list-item>
        <text:list-item>
          <text:p text:style-name="P109">Вывод</text:p>
        </text:list-item>
      </text:list>
      <text:p text:style-name="P110"/>
      <text:p text:style-name="P111">Общие требования к оформлению</text:p>
      <text:p text:style-name="P112"/>
      <text:p text:style-name="P113">В отчете приводится описание всех выполненных действий согласно требованиям к содержанию.</text:p>
      <text:p text:style-name="P114">Отчет сдается в электронном виде<text:s/>(высылается на электронную почту как минимум за неделю до очной сдачи).</text:p>
      <text:p text:style-name="P115">Обычный текст - шрифт 14 пт., заголовок — 16 пт., междустрочный интервал — одинарный, красная строка — 1 см, поля по 2 см.</text:p>
      <text:p text:style-name="P116">Пример титульного листа можно найти на сервере кафедры или взять из выполненной работы по другому курсу. Обязательно должна быть информация: «Лабораторная/Курсовая работа по курсу … на тему … Выполнили … Проверил: ...».</text:p>
      <text:p text:style-name="P117">В конце работы обязателен раздел «Список использованной литературы» или «Библиографический список», в случае<text:s/><text:soft-page-break/>использования сторонних источников.</text:p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letype" style:display-name="Teletype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Анастасия</meta:initial-creator>
    <dc:creator>Анастасия</dc:creator>
    <meta:creation-date>2013-04-19T14:12:00Z</meta:creation-date>
    <dc:date>2016-11-14T15:01:00Z</dc:date>
    <meta:template xlink:href="Normal" xlink:type="simple"/>
    <meta:editing-cycles>1</meta:editing-cycles>
    <meta:editing-duration>PT28440S</meta:editing-duration>
    <meta:document-statistic meta:page-count="5" meta:paragraph-count="17" meta:word-count="1293" meta:character-count="8649" meta:row-count="61" meta:non-whitespace-character-count="7373"/>
  </office:meta>
</office:document-meta>
</file>